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f1c7" officeooo:paragraph-rsid="0003f1c7" style:font-weight-asian="bold" style:font-weight-complex="bold"/>
    </style:style>
    <style:style style:name="P2" style:family="paragraph" style:parent-style-name="Standard">
      <style:text-properties fo:font-weight="normal" officeooo:rsid="0003f1c7" officeooo:paragraph-rsid="0003f1c7" style:font-weight-asian="normal" style:font-weight-complex="normal"/>
    </style:style>
    <style:style style:name="P3" style:family="paragraph" style:parent-style-name="Standard">
      <style:text-properties officeooo:rsid="0003f1c7" officeooo:paragraph-rsid="0003f1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weight="normal" officeooo:rsid="000649b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n gimnasio.</text:p>
      <text:p text:style-name="P1"/>
      <text:p text:style-name="P1"/>
      <text:p text:style-name="P1"/>
      <text:p text:style-name="P1">Actividades de marketing: <text:span text:style-name="T1">Oferta para nuevos clientes de por vida, regalar material, publicaciones en redes….</text:span></text:p>
      <text:p text:style-name="P3"><text:span text:style-name="T2">Actividades de producción o venta:</text:span> Adaptarse al mercado (Bebidas frias).</text:p>
      <text:p text:style-name="P1">Actividades de control de materiales (si es que son precisos): <text:span text:style-name="T1">Nuevas maquinas que estén de moda para hacer grupos musculares.</text:span></text:p>
      <text:p text:style-name="P1"><text:span text:style-name="T1"/></text:p>
      <text:p text:style-name="P1">Relaciones con los clientes y proveedores: <text:span text:style-name="T1">Ser cercano </text:span><text:span text:style-name="T3">y informarme de maquinas que vayan a recibir.</text:span><text:span text:style-name="T1"> </text:span></text:p>
      <text:p text:style-name="P1">Algunas de las decisiones que van a permitir que tu negocio no fracase y si es posible mejore con el tiempo: <text:span text:style-name="T1">Disponer de una aplicación que puedan utilizar, instalaciones limpias, estar al día con las nuevas formas de hacer depor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7:12:22.265000000</meta:creation-date>
    <dc:date>2024-09-20T19:43:37.093000000</dc:date>
    <meta:editing-duration>PT16M23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6" meta:word-count="103" meta:character-count="652" meta:non-whitespace-character-count="554"/>
  </office:meta>
</office:document-meta>
</file>